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 über großes Bild: </text:p>
      <text:p text:style-name="P1"/>
      <text:p text:style-name="P1">Wie würdest du dich fühlen, wenn du endlich wieder schlafen könntest?</text:p>
      <text:p text:style-name="P1">(Schriftfarbe weiß oder eine meiner personalisierten Farben, je nach Farben auf dem Foto)</text:p>
      <text:p text:style-name="P1"/>
      <text:p text:style-name="P2"/>
      <text:p text:style-name="P2">Text unter großes Bild:</text:p>
      <text:p text:style-name="P1"/>
      <text:p text:style-name="P1">Schlafen ist ein Grundbedürfnis. Das Wichtigste, das wir haben. Auch du kannst wieder schlafen lernen und zurück zu Lebendigkeit und Leichtigkeit finden. Dein Nervensystem wird erfahren, wie es ist, wieder in den Entspannungsmodus zu finden und loszulassen. Loszulassen, was war und was sein wird. Du wirst ankommen: im Hier und Jetzt. Du wirst abends ins Bett gehen können, ohne dir Gedanken über das Ein- oder Durchschlafen machen zu müssen. Finde heraus, wie es sich anfühlt, wenn aus deiner Sensibilität deine größte Stärke wird und wie es ist, den Glauben an dich und deine Fähigkeit zu erholsamem Schlaf wiederzuerlangen! </text:p>
      <text:p text:style-name="P1"/>
      <text:p text:style-name="P2"/>
      <text:p text:style-name="P2">Text Angebote: </text:p>
      <text:p text:style-name="P1"/>
      <text:p text:style-name="P1">Mein Angebot für sensible Frauen</text:p>
      <text:p text:style-name="P1"/>
      <text:p text:style-name="P1">1: 1 Schlafmentoring </text:p>
      <text:p text:style-name="P1"/>
      <text:p text:style-name="P1">Sensibilität ist deineStärke! Und deshalb wirst auch du wieder entspannt schlafen lernen. <text:s/>Wir analysieren zunächst dein Schlafverhalten, führen 14 Tage lang Schlaftagebuch, werden uns mit Schlafhygiene sowie Schlaf-Wach-Rhythmus beschäftigen. Achtsamkeitsübungen und mehr Selbstliebe werden dir helfen, dich so anzunehmen wie du bist, nicht ständig einen inneren Kampf mit dir auszufechten. Deine Einstellung zu Schlaf wird sich im Laufe der Zeit verändern, wenn du bereit bist, mit mir gemeinsam an dir zu arbeiten. Vitalisierende Yogaübungen am Morgen werden dich genauso unterstützen wie ruhige Yogahaltungen am Abend, die dein Nervensystem vor dem Einschlafen beruhigen und dich aus dem Denk- und Tunmodus heraus- und in den puren Seinmodus hineinbringen. <text:span text:style-name="T1">Mehr erfahren.</text:span></text:p>
      <text:p text:style-name="P1"/>
      <text:p text:style-name="P1"/>
      <text:p text:style-name="P1">Meditation &amp; Yoga Nidra</text:p>
      <text:p text:style-name="P1"/>
      <text:p text:style-name="P1">Finde zurück zu einem entspannten Nervensystem und ruhe wieder in deiner Mitte. Du bist sensibler als viele andere Menschen und genau so bist du richtig!</text:p>
      <text:p text:style-name="P1">Lerne, dich so anzunehmen wie du bist und finde zu innerer Balance, durch die du das Außen loslassen kannst. <text:span text:style-name="T1">Mehr erfahren. </text:span></text:p>
      <text:p text:style-name="P1"/>
      <text:p text:style-name="P1"/>
      <text:p text:style-name="P1">Live-Zoom-Klassen</text:p>
      <text:p text:style-name="P1">Morgens: Vinyasa Flow &amp; Pranayama</text:p>
      <text:p text:style-name="P1">Abends: Restorative Yoga &amp; Pranayama</text:p>
      <text:p text:style-name="P1"/>
      <text:p text:style-name="P1">Starte mit vitalisierenden Atem- und Yogaübungen in dem Morgen, um selbst nach einer Nacht mit wenig Schlaf leicht und lebenidg durch den Tag zu kommen.</text:p>
      <text:p text:style-name="P1"/>
      <text:p text:style-name="P1">Lasse deinen Tag mit ruhigen restorativen Yogahaltungen und erdenden Atemübungen <text:soft-page-break/>ausklingen. So bist du optimal vorbereitet für einen erholsamen Schlaf und dein überreiztes Nervensystem findet wieder zur Ruhe. Du lässt Eindrücke und Gedanken des Tages hinter dir und kommst ganz bei dir an. <text:span text:style-name="T1">Mehr erfahren. </text:span></text:p>
      <text:p text:style-name="P2"/>
      <text:p text:style-name="P1"/>
      <text:p text:style-name="P1">Über mich:<text:line-break/><text:line-break/>Hi, ich bin Natalie, passionierte und zertifizierte Yogalehrerin für Vinyasa Yoga, Yin Yoga und Yoga Nidra, und ich habe mich dem Kampf für guten Schlaf verschrieben. Als sensible Frau mit einem sensiblen Nervensystem habe ich nach jahrzentelangen Schlafstörungen dank Yoga wieder zurück zu erholsamem Schlaf gefunden. <text:span text:style-name="T1">Mehr erfahren.</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rbit Langosch</meta:initial-creator>
    <meta:creation-date>2023-02-07T12:03:12.95</meta:creation-date>
    <dc:date>2023-02-07T12:46:07.75</dc:date>
    <dc:creator>Garbit Langosch</dc:creator>
    <meta:editing-duration>PT11M33S</meta:editing-duration>
    <meta:editing-cycles>3</meta:editing-cycles>
    <meta:generator>OpenOffice/4.1.7$Win32 OpenOffice.org_project/417m1$Build-9800</meta:generator>
    <meta:document-statistic meta:table-count="0" meta:image-count="0" meta:object-count="0" meta:page-count="2" meta:paragraph-count="18" meta:word-count="429" meta:character-count="2865"/>
  </office:meta>
</office:document-meta>
</file>